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pitch="variable"/>
    <style:font-face style:name="Droid Naskh Shift Alt" svg:font-family="'Droid Naskh Shift Alt'" style:font-family-generic="system" style:font-pitch="variable"/>
    <style:font-face style:name="Droid Sans" svg:font-family="'Droid Sans'" style:font-family-generic="swiss" style:font-pitch="variable"/>
    <style:font-face style:name="Droid Sans1" svg:font-family="'Droid Sans'"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text-align="justify" style:justify-single-word="false"/>
      <style:text-properties style:font-name="times new roman" officeooo:rsid="000b6005" officeooo:paragraph-rsid="000b6005"/>
    </style:style>
    <style:style style:name="P3" style:family="paragraph" style:parent-style-name="Standard">
      <style:paragraph-properties fo:text-align="justify" style:justify-single-word="false"/>
      <style:text-properties style:font-name="times new roman" fo:font-size="12pt" fo:font-style="italic" style:font-size-asian="12pt" style:font-style-asian="italic" style:font-size-complex="12pt"/>
    </style:style>
    <style:style style:name="P4" style:family="paragraph" style:parent-style-name="Plain_20_Text">
      <style:paragraph-properties fo:text-align="justify" style:justify-single-word="false"/>
      <style:text-properties style:font-name="times new roman" fo:font-size="12pt" style:font-size-asian="12pt" style:font-size-complex="12pt"/>
    </style:style>
    <style:style style:name="P5" style:family="paragraph" style:parent-style-name="Standard" style:list-style-name="WWNum4">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justify" style:justify-single-word="false"/>
      <style:text-properties style:font-name="times new roman" fo:font-size="12pt" style:font-size-asian="12pt" style:font-size-complex="12pt"/>
    </style:style>
    <style:style style:name="P7" style:family="paragraph" style:parent-style-name="Plain_20_Text">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style:font-name="times new roman" fo:font-size="12pt" fo:font-style="normal" officeooo:rsid="0002a6b5" officeooo:paragraph-rsid="0002a6b5"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times new roman" fo:font-size="12pt" fo:font-style="normal" officeooo:rsid="0003b32c" officeooo:paragraph-rsid="0003b32c"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times new roman" fo:font-size="12pt" officeooo:rsid="00046561" officeooo:paragraph-rsid="00046561"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058e83" officeooo:paragraph-rsid="00058e83" style:font-size-asian="12pt" style:font-size-complex="12pt"/>
    </style:style>
    <style:style style:name="P13" style:family="paragraph" style:parent-style-name="Text_20_body" style:list-style-name="WWNum4">
      <style:paragraph-properties fo:text-align="justify" style:justify-single-word="false"/>
      <style:text-properties style:font-name="times new roman" fo:font-size="12pt" style:font-size-asian="12pt" style:font-size-complex="12pt"/>
    </style:style>
    <style:style style:name="P14" style:family="paragraph" style:parent-style-name="Standard" style:list-style-name="WWNum5">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073314" officeooo:paragraph-rsid="00073314"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073314" officeooo:paragraph-rsid="0008d07c" style:font-size-asian="12pt" style:font-size-complex="12pt"/>
    </style:style>
    <style:style style:name="P17" style:family="paragraph" style:parent-style-name="Plain_20_Text">
      <style:text-properties style:font-name="times new roman" fo:font-size="12pt" style:font-size-asian="12pt" style:font-size-complex="12pt"/>
    </style:style>
    <style:style style:name="P18" style:family="paragraph" style:parent-style-name="Plain_20_Text">
      <style:text-properties style:font-name="times new roman"/>
    </style:style>
    <style:style style:name="P19" style:family="paragraph" style:parent-style-name="Plain_20_Text">
      <style:paragraph-properties fo:text-align="justify" style:justify-single-word="false"/>
      <style:text-properties style:font-name="times new roman" officeooo:paragraph-rsid="0008d07c"/>
    </style:style>
    <style:style style:name="P20" style:family="paragraph" style:parent-style-name="Standard">
      <style:paragraph-properties fo:text-align="justify" style:justify-single-word="false"/>
      <style:text-properties style:font-name="times new roman" fo:font-size="12pt" fo:font-style="italic" officeooo:rsid="000f2ca6" officeooo:paragraph-rsid="000f2ca6" style:font-size-asian="12pt" style:font-style-asian="italic" style:font-size-complex="12pt"/>
    </style:style>
    <style:style style:name="P21" style:family="paragraph" style:parent-style-name="Body_20_Text_20_2">
      <style:paragraph-properties fo:text-align="justify" style:justify-single-word="false"/>
      <style:text-properties style:font-name="times new roman" fo:font-size="12pt" style:font-size-asian="12pt" style:font-size-complex="12pt"/>
    </style:style>
    <style:style style:name="P22" style:family="paragraph" style:parent-style-name="Standard">
      <style:paragraph-properties fo:text-align="justify" style:justify-single-word="false"/>
      <style:text-properties style:font-name="times new roman" fo:font-size="12pt" officeooo:rsid="00108c1e" officeooo:paragraph-rsid="00108c1e" style:font-size-asian="12pt" style:font-size-complex="12pt"/>
    </style:style>
    <style:style style:name="P23" style:family="paragraph" style:parent-style-name="Standard">
      <style:paragraph-properties fo:text-align="justify" style:justify-single-word="false"/>
      <style:text-properties style:font-name="times new roman" fo:font-size="12pt" officeooo:rsid="0011a733" officeooo:paragraph-rsid="0011a733" style:font-size-asian="12pt" style:font-size-complex="12pt"/>
    </style:style>
    <style:style style:name="P24" style:family="paragraph" style:parent-style-name="Standard">
      <style:paragraph-properties fo:text-align="justify" style:justify-single-word="false"/>
      <style:text-properties style:font-name="times new roman" fo:font-size="12pt" officeooo:rsid="000f2ca6" officeooo:paragraph-rsid="000f2ca6" style:font-size-asian="12pt" style:font-size-complex="12pt"/>
    </style:style>
    <style:style style:name="P25" style:family="paragraph" style:parent-style-name="Standard">
      <style:paragraph-properties fo:text-align="justify" style:justify-single-word="false"/>
      <style:text-properties style:font-name="times new roman" fo:font-size="12pt" officeooo:rsid="0014e7dc" officeooo:paragraph-rsid="0014e7dc"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0b6005"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officeooo:rsid="000b6005"/>
    </style:style>
    <style:style style:name="T5" style:family="text">
      <style:text-properties fo:font-size="12pt" style:font-size-asian="12pt" style:font-size-complex="12pt"/>
    </style:style>
    <style:style style:name="T6" style:family="text">
      <style:text-properties officeooo:rsid="0002a6b5"/>
    </style:style>
    <style:style style:name="T7" style:family="text">
      <style:text-properties officeooo:rsid="0003b32c"/>
    </style:style>
    <style:style style:name="T8" style:family="text">
      <style:text-properties officeooo:rsid="00073314"/>
    </style:style>
    <style:style style:name="T9" style:family="text">
      <style:text-properties officeooo:rsid="00058e83"/>
    </style:style>
    <style:style style:name="T10" style:family="text">
      <style:text-properties officeooo:rsid="0008d07c"/>
    </style:style>
    <style:style style:name="T11" style:family="text">
      <style:text-properties officeooo:rsid="000f2ca6"/>
    </style:style>
    <style:style style:name="T12" style:family="text">
      <style:text-properties fo:background-color="#ff0000" loext:char-shading-value="0"/>
    </style:style>
    <style:style style:name="T13" style:family="text">
      <style:text-properties officeooo:rsid="00108c1e"/>
    </style:style>
    <style:style style:name="T14" style:family="text">
      <style:text-properties officeooo:rsid="0011a733"/>
    </style:style>
    <style:style style:name="T15" style:family="text">
      <style:text-properties officeooo:rsid="0014e7dc"/>
    </style:style>
    <style:style style:name="T16" style:family="text">
      <style:text-properties officeooo:rsid="001398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span text:style-name="T2">APPUNTI</text:span></text:p>
      <text:p text:style-name="P2"><text:span text:style-name="T1">Bisogna imitare i grandi del passato come fanno gli arceri che puntano in alto per arrivere a un bersaglio piu lontano</text:span></text:p>
      <text:p text:style-name="P1"/>
      <text:p text:style-name="P1"><text:span text:style-name="T1">Machiavelli: </text:span><text:span text:style-name="T3">i tipi di principato </text:span><text:span text:style-name="T1">I</text:span></text:p>
      <text:p text:style-name="P3"/>
      <text:p text:style-name="P4">Tutti gli stati, tutti e' dominii che hanno avuto e hanno imperio sopra gli uomini, sono stati e sono o republiche o principati. E' principati sono o ereditari, de' quali el sangue del loro signore ne sia suto lungo tempo principe, o sono nuovi. E' nuovi, o e' sono nuovi tutti, come fu Milano a Francesco Sforza, o sono come membri aggiunti allo stato ereditario del principe che gli acquista, come è el regno di Napoli al re di Spagna. Sono questi dominii così acquistati o consueti a vivere sotto uno principe o usi a essere liberi; e acquistonsi o con l'arme d'altri o con le proprie, o per fortuna o per virtù.</text:p>
      <text:p text:style-name="P3"/>
      <text:list text:style-name="WWNum4">
        <text:list-item>
          <text:p text:style-name="P5">PROCEDIMENTO DILEMMATICO</text:p>
        </text:list-item>
      </text:list>
      <text:p text:style-name="P6"/>
      <text:p text:style-name="P6">//<text:span text:style-name="T4">APPUNTI </text:span></text:p>
      <text:p text:style-name="P6"/>
      <text:p text:style-name="P6"/>
      <text:p text:style-name="P1"><text:span text:style-name="T1">Machiavelli: </text:span><text:span text:style-name="T3">i principati nuovi </text:span><text:span text:style-name="T1">VI</text:span></text:p>
      <text:p text:style-name="P3"/>
      <text:p text:style-name="P4">Non si maravigli alcuno se, nel parlare che io farò de' principati al tutto nuovi e di principe e di stato, io addurrò grandissimi esempli. Perchè, camminando gli uomini sempre per le vie battute da altri e procedendo nelle azioni loro con le imitazioni, nè si potendo le vie d'altri al tutto tenere nè alla virtù di quegli che tu imiti aggiugnere, debbe uno uomo prudente entrare sempre per vie battute da uomini grandi, e quegli che sono stati eccellentissimi imitare: acciò che, se la sua virtù non vi arriva, almeno ne renda qualche odore; e fare come gli arcieri prudenti, a' quali parendo el luogo dove desegnano ferire troppo lontano, e conoscendo fino a quanto va la virtù del loro arco, pongono la mira assai più alta che il luogo destinato, non per aggiugnere con la loro freccia a tanta altezza, ma per potere con lo aiuto di sì alta mira pervenire al disegno loro. </text:p>
      <text:p text:style-name="P4">Dico adunque che ne' principati tutti nuovi, dove sia uno nuovo principe, si truova a mantenergli più o meno difficultà secondo che più o meno è virtuoso colui che gli acquista. E perchè questo evento, di diventare di privato principe, presuppone o virtù o fortuna, pare che l'una o l'altra di queste dua cose mitighino in parte molte difficultà; nondimanco, colui che è stato meno in su la fortuna si è mantenuto più. Genera ancora facilità essere el principe constretto, per non avere altri stati, venire personalmente ad abitarvi. </text:p>
      <text:p text:style-name="P4">Ma per venire a quegli che per propria virtù e non per fortuna sono diventati principi, dico che e' più eccellenti sono Moisè, Ciro, Romulo, Teseo e simili. […]. Ed esaminando le azioni e vita loro non si vede che quelli avessino altro da la fortuna che la occasione, la quale dette loro materia a potere introdurvi dentro quella forma che parse loro: e sanza quella occasione la virtù dello animo loro si sarebbe spenta, e sanza quella virtù la occasione sarebbe venuta invano. </text:p>
      <text:p text:style-name="P4">Era adunque necessario a Moisè trovare el populo d'Israel in Egitto stiavo e oppresso da li egizi, acciò che quegli, per uscire di servitù, si disponessino a seguirlo. Conveniva che Romulo non capessi in Alba, fussi stato esposto al nascere, a volere che diventassi re di Roma e fondatore di quella patria. Bisognava che Ciro trovassi e' persi malcontenti dello imperio de' medi, ed e' medi molli ed effeminati per la lunga pace. Non poteva Teseo dimostrare la sua virtù, se non trovava gli ateniesi dispersi. Queste occasioni per tanto feciono questi uomini felici e la eccellente virtù loro fe' quella occasione essere conosciuta: donde la loro patria ne fu nobilitata e diventò felicissima.</text:p>
      <text:p text:style-name="P7"><text:soft-page-break/><text:span text:style-name="T5">Quelli e' quali per vie virtuose, simili a costoro, diventono principi, acquistano el principato con difficultà, ma con facilità lo tengono; e le difficultà che gli hanno nello acquistare el principato nascono in parte da' nuovi ordini e modi che sono forzati introdurre per fondare lo stato loro e la loro sicurtà. E debbesi considerare come e' non è cosa più difficile a trattare, nè più dubbia a riuscire, nè più pericolosa a maneggiare, che farsi capo di introdurre nuovi ordini. Perchè lo introduttore ha per nimico tutti quegli che degli ordini vecchi fanno bene, e ha tiepidi defensori tutti quelli che delli ordini nuovi farebbono bene: la quale tepidezza nasce parte per paura delli avversari, che hanno le leggi dal canto loro, parte da la incredulità degli uomini, e' quali non credono in verità le cose nuove, se non ne veggono nata una ferma esperienza. Donde nasce che, qualunque volta quelli che sono nimici hanno occasione di assaltare, lo fanno partigianamente, e quelli altri difendono tiepidamente: in modo che insieme con loro si periclita. </text:span></text:p>
      <text:p text:style-name="P4">E’ necessario pertanto, volendo discorrere bene questa parte, esaminare se questi innovatori stanno per loro medesimi o se dependono da altri: cioè se per condurre l'opera loro bisogna che preghino, o vero possono forzare. Nel primo caso, sempre capitano male e non conducono cosa alcuna; ma quando dependono da loro propri e possono forzare, allora è che rare volte periclitano: di qui nacque che tutti e' profeti armati vinsono ed e' disarmati ruinorno. Perchè, oltre alle cose dette, la natura de' populi è varia ed è facile a persuadere loro una cosa, ma è difficile fermargli in quella persuasione: e però conviene essere ordinato in modo che, quando non credono più, si possa fare loro credere per forza. Moisè, Ciro, Teseo e Romulo non arebbono potuto fare osservare loro lungamente le loro constituzioni, se fussino stati disarmati; come ne' nostri tempi intervenne a fra Ieronimo Savonerola, il quale ruinò ne' sua ordini nuovi, come la moltitudine cominciò a non credergli, e lui non aveva modo a tenere fermi quelli che avevano creduto nè a fare credere e' discredenti. Però questi tali hanno nel condursi grande difficultà, e tutti e' loro periculi sono fra via e conviene che con la virtù gli superino. Ma superati che gli hanno, e che cominciano a <text:s/>essere in venerazione, avendo spenti quegli che di sua qualità gli avevano invidia, rimangono potenti, sicuri, onorati e felici. </text:p>
      <text:p text:style-name="P3"/>
      <text:list text:continue-numbering="true" text:style-name="WWNum4">
        <text:list-item>
          <text:p text:style-name="P5">IL CANONE UMANISTICO DELL’IMITAZIONE APPLICATO ALLA POLITICA</text:p>
        </text:list-item>
        <text:list-item>
          <text:p text:style-name="P5">VIRTÙ E FORTUNA</text:p>
        </text:list-item>
        <text:list-item>
          <text:p text:style-name="P5">I MODELLI IDEALI: GLI ANTICHI FONDATORI DI STATI (COMMISTIONE DI STORICO E LEGGENDARIO)</text:p>
        </text:list-item>
        <text:list-item>
          <text:p text:style-name="P5">L’OCCASIONE</text:p>
        </text:list-item>
        <text:list-item>
          <text:p text:style-name="P5">LE DIFFICOLTÀ DEI RIFORMATORI: PROFETI ARMATI E PROFETI DISARMATI (IL SAVONAROLA)</text:p>
        </text:list-item>
      </text:list>
      <text:p text:style-name="P6"/>
      <text:p text:style-name="P6"/>
      <text:p text:style-name="P1"><text:span text:style-name="T1">Machiavelli: </text:span><text:span text:style-name="T3">le qualità del principe </text:span><text:span text:style-name="T1">XV</text:span></text:p>
      <text:p text:style-name="P3"/>
      <text:p text:style-name="P8">//<text:span text:style-name="T6">APPUNTI</text:span></text:p>
      <text:p text:style-name="P9">So che molti hanno scritto di questo per cui ho paura di essere considerato presuntuoso</text:p>
      <text:p text:style-name="P9">perche mi allontano dalle idee di quelli che hanno scritto prima.</text:p>
      <text:p text:style-name="P9">Abbiamo il concetto di verita effettuale e non all’immaginazione(cioe le cose cosi come stanno) <text:s/></text:p>
      <text:p text:style-name="P9">c’e talmente tanta differenza tra le cose che si dovrebbero fare e le cose che vanno fatte realmente che uno finirebbe per soccombere se dovvesse fare quello che dovrebbe fare.</text:p>
      <text:p text:style-name="P9">Un uomo che vuol essere buono immezzo a tanti che non sono buoni viene messo sot</text:p>
      <text:p text:style-name="P9">per volersi mantenere u principe deve imparare a non essere buono e imparare ad usarla e non usarla a seconda della situazione</text:p>
      <text:p text:style-name="P9"><text:soft-page-break/>Lasciando perdere …. tutti gli uomini ma anche alcuni principi sono o lodati o biasimati per alcune qualita, e io so che ciascuno confessera che sarebbe cosa lodevolissima trovare in un principe tutte le qualita buone ma poiche non si possono avere tutte, un principe deve essere cosi prudente da sfuggire da quei vizi che gli farebbero perdere lo stato mentre da quei vizi che non gli farebbero perdere lo stato dovrebbe cercare di lasciarli, ma non potendo se ne puo concedere, ennon dreve avere paura di incorrere in quei vizi che <text:span text:style-name="T7">ti farebbero salvare lo stato perche si trovano cose che sembrano virtu e a seguile sono la rovina mentre ci sono cose che sembrano vizi e invece sono utili.</text:span></text:p>
      <text:p text:style-name="P9"/>
      <text:p text:style-name="P10">//TESTO </text:p>
      <text:p text:style-name="P4">Resta ora a vedere quali debbano essere e’ modi e governi di uno principe o co' sudditi o con li amici. E perchè io so che molti di questo hanno scritto, dubito, scrivendone ancora io, non essere tenuto prosuntuoso, partendomi massime, nel disputare questa materia, da li ordini delli <text:s/>altri. Ma sendo l'intenzione mia stata scrivere cosa che sia utile a chi la intende, mi è parso più conveniente andare dreto alla verità effettuale della cosa che alla immaginazione di essa. E molti si sono immaginati republiche e principati che non si sono mai visti nè conosciuti in vero essere. Perchè gli è tanto discosto da come si vive a come si doverrebbe vivere, che colui che lascia quello che si fa, per quello che si doverrebbe fare, impara più presto la ruina che la perservazione sua: perchè uno uomo che voglia fare in tutte le parte professione di buono, conviene che ruini in fra tanti che non sono buoni. Onde è necessario, volendosi uno principe mantenere, imparare a potere essere non buono e usarlo e non usarlo secondo la necessità. </text:p>
      <text:p text:style-name="P4">Lasciando adunque addreto le cose circa uno principe immaginate, e discorrendo quelle che sono vere, dico che tutti li uomini, quando se ne parla, e massime e' principi, per essere posti più alti, sono notati di alcune di queste qualità che arrecano loro o biasimo o laude. E questo è che alcuno è tenuto liberale, alcuno misero […] E io so che ciascuno confesserà che sarebbe laudabilissima cosa in un principe trovarsi, di tutte le soprascritte qualità, quelle che sono tenute buone. Ma perchè le non si possono avere tutte nè interamente osservare, per le condizioni umane che non lo consentono, è necessario essere tanto prudente ch'e' sappi fuggire la infamia di quegli vizi che gli torrebbono lo stato; e da quegli che non gliene tolgono guardarsi, s'e' gli è possibile: ma non possendo, vi si può con meno respetto lasciare andare. Ed etiam non si curi di incorrere nella infamia di quelli vizi, sanza e' quali possa difficilmente salvare lo stato; perchè, se si considera bene tutto, si troverrà qualche cosa che parrà virtù, e seguendola sarebbe la ruina sua: e qualcuna altra che parrà vizio, e seguendola ne nasce la sicurtà e il bene essere suo.</text:p>
      <text:p text:style-name="P6"/>
      <text:list text:continue-numbering="true" text:style-name="WWNum4">
        <text:list-item>
          <text:p text:style-name="P5">COSCIENZA DELLA NOVITÀ DELLA PROPRIA IMPOSTAZIONE:LA VERITÀ EFFETTUALE</text:p>
        </text:list-item>
        <text:list-item>
          <text:p text:style-name="P5">DIVARICAZIONE FRA MORALE E POLITICA</text:p>
        </text:list-item>
      </text:list>
      <text:p text:style-name="P6"/>
      <text:p text:style-name="P6"/>
      <text:p text:style-name="P6"/>
      <text:p text:style-name="P6">//<text:span text:style-name="T7">APPUNTI</text:span></text:p>
      <text:p text:style-name="P6"/>
      <text:p text:style-name="P11">Tutti sanno quanto sia iportante mantenere la parola data e vivere con ….</text:p>
      <text:p text:style-name="P11">E lodevolo come un principe viva con la parola data e viva con astuzia ma per l’esperienza si vede che chi ha saputo ingannare gli altr<text:span text:style-name="T8">i</text:span> ha superato.</text:p>
      <text:p text:style-name="P11">Dovete comunque saper eche ci sono due modi di combattere, quello degli uomini(le leggi) e le bestie(con l aforza) ma visto che certe volte il primo non basta un pirncipe deve sapere usare anche la forza <text:span text:style-name="T9">percio come bestia deve prendere d’ispirazione la volpe e il leone, bisogna quindi essere volpe per fuggire dagli inganni e leone per </text:span><text:soft-page-break/><text:span text:style-name="T9">sapersi difendere, non puo per tanto un principe rispettare la parola data quando questa osservanza gli ritorna contro.</text:span></text:p>
      <text:p text:style-name="P12">E se gli uomini fossero tutti buoni questo precetto sarebbe negativo ma siccome loro non rispettano la parola data a te neache te devi rispettare la parola data, a un principe non sono mai mancati i motivi per scusare questa inosservanza della parola data e gli uomini sono talmente stupidi che chi inganna trova sempre qualcuno da ingannare.</text:p>
      <text:p text:style-name="P6"/>
      <text:p text:style-name="P1"><text:span text:style-name="T1">Machiavelli: </text:span><text:span text:style-name="T3">la volpe e il leone <text:s/></text:span><text:span text:style-name="T1">XVII</text:span></text:p>
      <text:p text:style-name="P3"/>
      <text:p text:style-name="P4">Quanto sia laudabile in uno principe il mantenere la fede e vivere con integrità e non con astuzia, ciascuno lo intende; nondimanco si vede per esperienza ne' nostri tempi quelli principi avere fatto gran cose, che della fede hanno tenuto poco conto e che hanno saputo con l'astuzia aggirare e' cervelli delli uomini: e alla fine hanno superato quelli che si sono fondati in su la realtà. </text:p>
      <text:p text:style-name="P4">Dovete adunque sapere come e' sono dua generazioni di combattere: l'uno, con le leggi; l'altro, con la forza. Quel primo è proprio dello uomo; quel secondo, delle bestie. Ma perchè el primo molte volte non basta, conviene ricorrere al secondo: pertanto a uno principe è necessario sapere bene usare la bestia e lo uomo. Questa parte è suta insegnata alli principi copertamente da li antichi scrittori, e' quali scrivono come Achille e molti altri di quelli principi antichi furno dati a nutrire a Chirone centauro, che sotto la sua disciplina li custodissi. Il che non vuole dire altro, avere per precettore uno mezzo bestia e mezzo uomo, se non che bisogna a uno principe sapere usare l'una e l'altra natura: e l'una sanza l'altra non è durabile. </text:p>
      <text:p text:style-name="P4">Sendo dunque necessitato uno principe sapere bene usare la bestia, debbe di quelle pigliare la golpe e il lione: perchè el lione non si difende da' lacci, la golpe non si difende da' lupi; bisogna adunque essere golpe a conoscere e' lacci, e lione a sbigottire e' lupi: coloro che stanno semplicemente in sul lione, non se ne intendono. Non può pertanto uno signore prudente, nè debbe, osservare la fede quando tale osservanzia gli torni contro e che sono spente le cagioni che la feciono promettere. E se li uomini fussino tutti buoni, questo precetto non sarebbe buono: ma perchè e' sono tristi e non la osserverebbono a te, tu etiam non l'hai a osservare a loro; nè mai a uno principe mancorno cagioni legittime di colorire la inosservanzia. Di questo se ne potrebbe dare infiniti esempli moderni e mostrare quante pace, quante promisse sono state fatte irrite e vane per la infidelità de' principi: e quello che ha saputo meglio usare la golpe, è meglio capitato. Ma è necessario questa natura saperla bene colorire ed essere gran simulatore e dissimulatore: e sono tanto semplici gli uomini, e tanto ubbidiscono alle necessità presenti, che colui che inganna troverrà sempre chi si lascerà ingannare. </text:p>
      <text:p text:style-name="P4">Io non voglio delli esempli freschi tacerne uno. Alessandro sesto non fece mai altro, non pensò mai ad altro che a ingannare uomini, e sempre trovò subietto da poterlo fare: e non fu mai uomo che avessi maggiore efficacia in asseverare, e con maggiori iuramenti affermassi una cosa, che la osservassi meno; nondimeno sempre gli succederno gl'inganni ad votum, perchè conosceva bene questa parte del mondo. </text:p>
      <text:p text:style-name="P7"><text:span text:style-name="T5">A uno principe adunque non è necessario avere in fatto tutte le soprascritte qualità, ma è bene necessario parere di averle; anzi ardirò di dire questo: che, avendole e osservandole sempre, sono dannose, e, parendo di averle, sono utili; come parere pietoso, fedele, umano, intero, religioso, ed essere: ma stare in modo edificato con lo animo che, bisognando non essere, tu possa e sappia diventare il contrario. E hassi a intendere questo, che uno principe e massime uno principe nuovo non può osservare tutte quelle cose per le quali gli uomini sono chiamati buoni, sendo spesso necessitato, per mantenere lo stato, operare contro alla fede, contro alla carità, contro alla umanità, contro alla religione. E però bisogna che egli abbia uno animo disposto a volgersi secondo che e' venti della fortuna e la variazione delle cose gli comandano; </text:span><text:soft-page-break/><text:span text:style-name="T5">e, come di sopra dissi, non partirsi dal bene, potendo, ma sapere entrare nel male, necessitato. </text:span></text:p>
      <text:p text:style-name="P4">Debbe adunque uno principe avere gran cura che non gli esca mai di bocca cosa che non sia piena delle soprascritte cinque qualità; e paia, a udirlo e vederlo, tutto pietà, tutto fede, tutto integrità, tutto umanità, tutto religione: e non è cosa più necessaria a parere di avere, che questa ultima qualità. E li uomini in universali iudicano più alli occhi che alle mani; perchè tocca a vedere a ognuno, a sentire a pochi: ognuno vede quello che tu pari, pochi sentono quello che tu se'; e quelli pochi non ardiscono opporsi alla opinione di molti che abbino la maestà dello stato che gli difenda; e nelle azioni di tutti li uomini, e massime de' principi, dove non è iudizio a chi reclamare, si guarda al fine. </text:p>
      <text:p text:style-name="P4">Facci dunque uno principe di vincere e mantenere lo stato: e' mezzi sempre fieno iudicati onorevoli e da ciascuno saranno laudati; perchè el vulgo ne va preso con quello che pare e con lo evento della cosa: e nel mondo non è se non vulgo, e' pochi non ci hanno luogo quando gli assai hanno dove appoggiarsi. Alcuno principe de' presenti tempi, il quale non è bene nominare, non predica mai altro che pace e fede, e dell'una e dell'altra è inimicissimo: e l'una e l'altra, quando e' l'avessi osservata, gli arebbe più volte tolto e la riputazione e lo stato.</text:p>
      <text:p text:style-name="P3"/>
      <text:list text:continue-numbering="true" text:style-name="WWNum4">
        <text:list-item>
          <text:p text:style-name="P13">DIVARICAZIONE FRA MORALE E POLITICA: L’IMMORALITÀ COME FONTE DI SUCCESSO (SUL RISPETTO DELLA PAROLA DATA)</text:p>
        </text:list-item>
        <text:list-item>
          <text:p text:style-name="P5">L’UOMO E LA BESTIA: IL PRINCIPE-CENTAURO</text:p>
        </text:list-item>
      </text:list>
      <text:list text:style-name="WWNum5">
        <text:list-item>
          <text:p text:style-name="P14">LA VOLPE E IL LEONE; NECESSITÀ DELLA DISSIMULAZIONE GIUSTIFICATA CON LA VERITÀ EFFETTUALE</text:p>
        </text:list-item>
        <text:list-item>
          <text:p text:style-name="P14">NECESSITÀ DI OPERARE CONTRO LA MORALE PER MANTENERE LO STATO</text:p>
        </text:list-item>
        <text:list-item>
          <text:p text:style-name="P14">NECESSITÀ DELLA DISSIMULAZIONE E STUPIDITÀ DEL POPOLO</text:p>
        </text:list-item>
      </text:list>
      <text:p text:style-name="P6"/>
      <text:p text:style-name="P6"/>
      <text:p text:style-name="P15">//APPUNTI</text:p>
      <text:p text:style-name="P15">Quanto e la forza della fortuna nelle cose umane ed in che modo ci si puo opporsi</text:p>
      <text:p text:style-name="P16">Non mi e sconosciuto come molti hanno avuto e hanno l’opinione che le cose del mondo siano governate dalla fortuna e da dio e quindi e inutile studiare le cose e lasciarsi perdere a dio, quindi macchiavelli dice che queste persone sono in preda al fatalismo, questi avvenimenti accaduti nell’epoca di macchiavelli hanno fatto si che l’opinione fatalista fosse in vena, addirittura macchiavelli quache volta era tentato dal fatalismo, dopo aver ceduto pero dice che perche non venga a meno la liberta dell’uomo che la fortuna possa per meta influire sugli uomini e <text:span text:style-name="T10">l’altra meta l decidiamo noi, e associa a questa la piena del fiume che quando si scatena non ci si puo fare niente, quando e il momento giusto gli uomini possono costruire gli argini ecc.. se ci fossero stati come in francia germania ecc, dei forti stati allora questi avrebbero fatto da argini, ma restringendomi a particolari, dico come si vede che oggi ci sono principi che oggi sono good e domani rovinano, e questo e dovuto</text:span> </text:p>
      <text:p text:style-name="P17">alla fortuna e quindi vanno bene …</text:p>
      <text:p text:style-name="P17">Concludo quindi che gli uomini non riescono a cambiare il loro modo di esere e spesso non riescono a modificalo, ci sono uomini che agiscono d’impulso e alcuni che sono riflessivi, quindi gli uomini dovrebbero essere un mix</text:p>
      <text:p text:style-name="P18"><text:span text:style-name="T5">E meglio essere impetuosi che rispettivi perche la fortuna e donna e volendola tenere sotto bisogna picchiarla e farle male, perche essa e amica dei giovani e quindi di coloro che la sottomettono</text:span> </text:p>
      <text:p text:style-name="P19"/>
      <text:p text:style-name="P19"/>
      <text:p text:style-name="P19"/>
      <text:p text:style-name="P19"/>
      <text:p text:style-name="P1"><text:span text:style-name="T1">Machiavelli: </text:span><text:span text:style-name="T3">la fortuna </text:span><text:span text:style-name="T1">XXV</text:span></text:p>
      <text:p text:style-name="P3"/>
      <text:p text:style-name="P7"><text:soft-page-break/><text:span text:style-name="T5">E' non mi è incognito come molti hanno avuto e hanno opinione che le cose del mondo sieno in modo governate, da la fortuna e da Dio, che li uomini con la prudenza loro non possino correggerle, anzi non vi abbino remedio alcuno; e per questo potrebbono iudicare che non fussi da insudare molto nelle cose, ma lasciarsi governare alla sorte. Questa opinione è suta più creduta ne' nostri tempi per le variazione grande delle cose che si sono viste e veggonsi ogni dì, fuora di ogni umana coniettura. A che pensando io qualche volta, mi sono in qualche parte inclinato nella opinione loro. Nondimanco, perchè il nostro libero arbitrio non sia spento, iudico potere essere vero che la fortuna sia arbitra della metà delle azioni nostre, ma che etiam lei ne lasci governare l'altra metà, o presso, a noi. E assimiglio quella a uno di questi fiumi rovinosi che, quando si adirano, allagano e' piani, rovinano li arbori e li edifizi, lievano da questa parte terreno, pongono da quella altra: ciascuno fugge loro dinanzi, ognuno cede all'impeto loro sanza potervi in alcuna parte ostare. E, benchè sieno così fatti, non resta però che gli uomini, quando sono tempi queti, non vi potessino fare provedimento e con ripari e con argini: in modo che, crescendo poi, o eglino andrebbono per uno canale o l'impeto loro non sarebbe nè sì dannoso nè sì icenzioso. Similmente interviene della fortuna, la quale dimostra la sua potenza dove non è ordinata virtù a sanza argini e sanza alcuno riparo: che, s'ella fussi riparata da conveniente virtù, come è la Magna, la Spagna e la Francia, o questa piena non arebbe fatto le variazioni grande che la ha, o la non ci sarebbe venuta. E questo voglio basti aver detto, quanto allo opporsi alla fortuna, in universali. […]</text:span></text:p>
      <text:p text:style-name="P6"/>
      <text:list text:continue-numbering="true" text:style-name="WWNum5">
        <text:list-item>
          <text:p text:style-name="P14">LA TENTAZIONE DEL FATALISMO NELLA SITUAZIONE STORICA PRESENTE</text:p>
        </text:list-item>
        <text:list-item>
          <text:p text:style-name="P14">IL RICHIAMO DEL LIBERO ARBITRIO</text:p>
        </text:list-item>
        <text:list-item>
          <text:p text:style-name="P14">FORTUNA E VIRTÙ. IL FIUME IN PIENA</text:p>
        </text:list-item>
        <text:list-item>
          <text:p text:style-name="P14"/>
        </text:list-item>
      </text:list>
      <text:p text:style-name="P6"/>
      <text:p text:style-name="P1"><text:span text:style-name="T1">Guicciardini: dai </text:span><text:span text:style-name="T3">Ricordi</text:span></text:p>
      <text:p text:style-name="P3"/>
      <text:p text:style-name="P3">//<text:span text:style-name="T11">APPUNTI</text:span></text:p>
      <text:p text:style-name="P20">E grande errore parlare delle cose del mondo indistintamente e assolutamente perche quasi tutte le situazioni sono diverse una dall’altra e non si possono regolare tutte con una regola, e queste cose non stanno scritte sui libri ma bisogna che le insegni la discrezione </text:p>
      <text:p text:style-name="P20"/>
      <text:p text:style-name="P20">la discrezione e la capacita di saper analizzare una situazione in cio che ha di particolare, e in contrasto con macchiavelli perche secondo macchiavelli gli uomini sono uguali in ogni epoca, </text:p>
      <text:p text:style-name="P3"/>
      <text:p text:style-name="P3"/>
      <text:p text:style-name="P21">6 – E’ grande errore parlare delle cose del mondo indistintamente e assolutamente e, per così dire, per regola, perché quasi tutte hanno distinzione e eccezione per la varietà delle circunstanze, le quali non si possono fermare con una medesima misura. E queste distinzione e eccezione non si truovano scritte in su’ libri, ma bisogna le insegni la <text:span text:style-name="T12">discrezione.</text:span></text:p>
      <text:p text:style-name="P6"/>
      <text:p text:style-name="P6">//<text:span text:style-name="T13">APPUNTI</text:span></text:p>
      <text:p text:style-name="P22">Chie considera bene non puo negarre che nelle cose umane la fortuna e una grandissima potenza e la prudenza <text:s/>e le altre cose non possono resistere alla fortuna e dice che la fortuna conduce chi si lascia condurre e trascina chi non si lascia condurre c’e percio alttra differenza tra macchiavelli e guicciardini che e piu pessimista</text:p>
      <text:p text:style-name="P6"/>
      <text:p text:style-name="P6">30 – Chi considera bene, non può negare che nelle cose umane la fortuna ha grandissima potestà, perché si vede che a ognora ricevono grandissimi moti da accidenti fortuiti, e che non è in potestà degli uomini né a prevedergli né a schifargli: <text:soft-page-break/>e benchè lo accorgimento e sollicitudine degli uomini possa moderare molto le cose, nondimeno sola non basta, ma gli bisogna ancora la buona fortuna.</text:p>
      <text:p text:style-name="P6"/>
      <text:p text:style-name="P6">//<text:span text:style-name="T13">APPUNTI</text:span></text:p>
      <text:p text:style-name="P22">Se gli uomini fossero tutti buoni e prudenti, chi e messo a governare gli altri dovrebbe usare piu la dolcezza che la severita, ma essendo gli uomini o poco buoni o poco prudenti bisognerebbe usare di piu la severita, l’ideale sarebbe mettere assiem la dolcezza e la severita ma e difficile questo</text:p>
      <text:p text:style-name="P22"/>
      <text:p text:style-name="P23">qua gucciardini non parla di verita effettuale anche se e in accordo con macchiavelli</text:p>
      <text:p text:style-name="P6"/>
      <text:p text:style-name="P6">41 – Se gli uomini fussino buoni e prudenti, chi è preposto a altri legittimamente arebbe a usare più la dolcezza che la severità, ma essendo la più parte o poco buoni o poco prudenti, bisogna fondarsi più in sulla severità: e chi la intende altrimenti, si inganna. Confesso bene che, chi potessi mescolare e condire bene l’una con l’altra, farebbe quello ammirabile concento e quella armonia, della quale nessuna è più suave: ma sono grazie che a pochi el cielo largo destina e forse a nessuno.</text:p>
      <text:p text:style-name="P24"/>
      <text:p text:style-name="P6">//<text:span text:style-name="T11">APPUNTI</text:span></text:p>
      <text:p text:style-name="P24">vanno pesate e considerati anche gli aspetti minori, bisogna pesare bene anche la situazione piu minima</text:p>
      <text:p text:style-name="P6"/>
      <text:p text:style-name="P6">82 – piccoli principi a pena considerabili sono spesso cagione di grandi ruine o felicità; però è grandissima prudenza avvertire e pesare bene ogni cosa benchè minima.</text:p>
      <text:p text:style-name="P6"/>
      <text:p text:style-name="P6">//<text:span text:style-name="T13">APPUNTI</text:span></text:p>
      <text:p text:style-name="P22">Ci sono alcuni che per le cose che accadono studiano come sara il futuro, queste cose quando sono fatte da qualcuno che ne sa sembrano corrette, ma sono false, perche ogni conclusione dipende dall’altra e se manca qualcosa tutto il resto varia.</text:p>
      <text:p text:style-name="P22">Percio se non si puo sapere il futuro bisogna risolvere le questioni giornata per giornata grazie alla discrezione. </text:p>
      <text:p text:style-name="P6"/>
      <text:p text:style-name="P1"><text:span text:style-name="T5">114 – Sono alcuni che sopra le cose che occorrono fanno in scriptis discorsi del futuro, e’ quali quando sono fatti da chi sa, paiono a chi gli legge molto belli; nondimeno sono fallacissimi, perché, dependendo di mano in mano l’una conclusione dall’altra, una che ne manchi, riescono vane tutte quelle che se ne deducono; e ogni minimo particulare che varii, è atto a fare variare una conclusione. Però non si possono giudicare le cose del mondo sì da discosto, ma bisogna giudicarle e resolverle giornata per giornata.</text:span></text:p>
      <text:p text:style-name="P6"/>
      <text:p text:style-name="P6">//<text:span text:style-name="T14">APPUNTI </text:span></text:p>
      <text:p text:style-name="P23">Il popolo per gucciardini e un animale pazzo</text:p>
      <text:p text:style-name="P23"/>
      <text:p text:style-name="P23">Macchiavelli pensava due cose diverse invece, nei DISCORSI dice che il popolo e capace di capire la verita e di virtu e prende come esempio la repubblica romana mentre nel PRINCIPE dice che il popolo si lascia ingannare e imbrogliare facilmente </text:p>
      <text:p text:style-name="P6"/>
      <text:p text:style-name="P6">140 - Chi disse popolo disse veramente uno animale pazzo, pieno di mille errori, di mille confusione, sanza gusto, sanza deletto, sanza stabilità.</text:p>
      <text:p text:style-name="P6"/>
      <text:p text:style-name="P6"/>
      <text:p text:style-name="P6"/>
      <text:p text:style-name="P6"/>
      <text:p text:style-name="P6"/>
      <text:p text:style-name="P6"><text:soft-page-break/>//<text:span text:style-name="T15">APPUNTI</text:span></text:p>
      <text:p text:style-name="P25">Gli uomini che conducono bene le cose in questo mondo sono quelli che hanno sempre davanti a gli occhi e tutte le azioni misurano questo fine.</text:p>
      <text:p text:style-name="P25">Ma molti non sanno cosa sia, pensano sia sempre qualcosa di soldi, e invece e piu nell’onore e <text:s/>nel saper mantenere la reputazione <text:s/>e il buon nome</text:p>
      <text:p text:style-name="P6"/>
      <text:p text:style-name="P6">218 – Quegli uomini conducono bene le cose loro in questo mondo, che hanno sempre innanzi agli occhi lo interesse proprio, e tutte le azione misurano con questo fine. Ma la fallacia è in quegli che non conoscono bene quale sia lo interesse suo, cioè che reputano che sempre consista in qualche commodo pecuniario più che nell’onore, nel sapere mantenersi la riputazione e el buono nome.</text:p>
      <text:p text:style-name="P6"/>
      <text:p text:style-name="P6"/>
      <text:p text:style-name="P6"/>
      <text:p text:style-name="P6"/>
      <text:p text:style-name="P6">//<text:span text:style-name="T11">APPUNTI sul 110</text:span></text:p>
      <text:p text:style-name="P24">Si ingannano coloro a cui ogni parola si attaccano ai romani, (Intende macchiavelli)</text:p>
      <text:p text:style-name="P24">bisognerebbe avere una citta fatta come roma e governarla seguendo l’esempio di roma per mettere a frutto l’esempio di roma, se noi volessimo fare come facevano i romani sarebbe come usare un asino per correre come un cavallo</text:p>
      <text:p text:style-name="P24"/>
      <text:p text:style-name="P24">Per gucciardini la storia non conta.</text:p>
      <text:p text:style-name="P24"/>
      <text:p text:style-name="P24"/>
      <text:p text:style-name="P24">//<text:span text:style-name="T16">APPUNTI sul 28</text:span></text:p>
      <text:p text:style-name="P25">Particulare, <text:s/>Io non so a chi dispiaccia piu che a me le ambizioni l’avarizia e le mollizie dei preti: si perche ognuno di questi vizi in se e odioso sia perche si convengono poco a chi fa professione a dio e poi perche sono vizi t almente lontani che stanno assieme in un subbietto molto strano, <text:s/>Non di meno ha servito i papi per el particulare suo cioe il suo interesse. E se non fosse stato per questo avrebbe amato martin lutero quanto se stesso, non per liberarsi della religione di come viene intesa ma per veder ridurre quella caterba di scellerati a termini debiti cio a restare senza vizi o senza a autorita</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pitch="variable"/>
    <style:font-face style:name="Droid Naskh Shift Alt" svg:font-family="'Droid Naskh Shift Alt'" style:font-family-generic="system" style:font-pitch="variable"/>
    <style:font-face style:name="Droid Sans" svg:font-family="'Droid Sans'" style:font-family-generic="swiss" style:font-pitch="variable"/>
    <style:font-face style:name="Droid Sans1" svg:font-family="'Droid Sans'"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Droid Naskh Shift Alt"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Droid Naskh Shift Alt"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ahoma" fo:font-family="Tahoma" style:font-family-generic="swiss" style:font-pitch="variable" fo:font-size="10pt" style:font-name-asian="Times New Roman2" style:font-family-asian="'Times New Roman'" style:font-family-generic-asian="system" style:font-pitch-asian="variable" style:font-size-asian="10pt" style:language-asian="it" style:country-asian="IT"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roid Sans" fo:font-family="'Droid Sans'" style:font-family-generic="swiss" style:font-pitch="variable" fo:font-size="14pt" style:font-name-asian="Droid Sans1" style:font-family-asian="'Droid Sans'"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loext:linked-style-name="Corpo_20_testo_20_Carattere" style:class="text">
      <style:paragraph-properties fo:text-align="justify" style:justify-single-word="false"/>
      <style:text-properties style:font-name="Courier New" fo:font-family="'Courier New'" style:font-pitch="variable"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itolo_20_1_20_Carattere" style:default-outline-level="1" style:list-style-name="" style:class="text">
      <style:paragraph-properties fo:keep-with-next="always"/>
      <style:text-properties style:font-name="Times New Roman1" fo:font-family="'Times New Roman'" style:font-family-generic="roman" style:font-pitch="variable" fo:font-weight="bold" style:font-weight-asian="bold"/>
    </style:style>
    <style:style style:name="Heading_20_5" style:display-name="Heading 5" style:family="paragraph" style:parent-style-name="Standard" style:next-style-name="Standard" loext:linked-style-name="Titolo_20_5_20_Carattere" style:default-outline-level="5" style:list-style-name="" style:class="text">
      <style:paragraph-properties fo:text-align="justify" style:justify-single-word="false" fo:keep-with-next="always"/>
      <style:text-properties fo:font-weight="bold" style:font-weight-asian="bold"/>
    </style:style>
    <style:style style:name="Plain_20_Text" style:display-name="Plain Text" style:family="paragraph" style:parent-style-name="Standard" loext:linked-style-name="Testo_20_normale_20_Carattere">
      <style:text-properties style:font-name="Courier New" fo:font-family="'Courier New'" style:font-pitch="variable"/>
    </style:style>
    <style:style style:name="Body_20_Text_20_2" style:display-name="Body Text 2" style:family="paragraph" style:parent-style-name="Standard" loext:linked-style-name="Corpo_20_del_20_testo_20_2_20_Carattere">
      <style:paragraph-properties fo:text-align="justify" style:justify-single-word="false"/>
    </style:style>
    <style:style style:name="Balloon_20_Text" style:display-name="Balloon Text" style:family="paragraph" style:parent-style-name="Standard" loext:linked-style-name="Testo_20_fumetto_20_Carattere">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itolo_20_1_20_Carattere" style:display-name="Titolo 1 Carattere" style:family="text" style:parent-style-name="Default_20_Paragraph_20_Font" loext:linked-style-name="Heading_20_1">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it" style:country-asian="IT" style:font-weight-asian="bold" style:font-name-complex="Times New Roman2" style:font-family-complex="'Times New Roman'" style:font-family-generic-complex="system" style:font-pitch-complex="variable" style:font-size-complex="10pt"/>
    </style:style>
    <style:style style:name="Titolo_20_5_20_Carattere" style:display-name="Titolo 5 Carattere" style:family="text" style:parent-style-name="Default_20_Paragraph_20_Font" loext:linked-style-name="Heading_20_5">
      <style:text-properties style:font-name="Tahoma" fo:font-family="Tahoma" style:font-family-generic="swiss" style:font-pitch="variable" fo:font-size="10pt" fo:font-weight="bold" style:font-name-asian="Times New Roman2" style:font-family-asian="'Times New Roman'" style:font-family-generic-asian="system" style:font-pitch-asian="variable" style:font-size-asian="10pt" style:language-asian="it" style:country-asian="IT" style:font-weight-asian="bold" style:font-name-complex="Times New Roman2" style:font-family-complex="'Times New Roman'" style:font-family-generic-complex="system" style:font-pitch-complex="variable" style:font-size-complex="10pt"/>
    </style:style>
    <style:style style:name="Testo_20_normale_20_Carattere" style:display-name="Testo normale Carattere" style:family="text" style:parent-style-name="Default_20_Paragraph_20_Font" loext:linked-style-name="Plain_20_Text">
      <style:text-properties style:font-name="Courier New" fo:font-family="'Courier New'" style:font-pitch="variable" fo:font-size="10pt" style:font-name-asian="Times New Roman2" style:font-family-asian="'Times New Roman'" style:font-family-generic-asian="system" style:font-pitch-asian="variable" style:font-size-asian="10pt" style:language-asian="it" style:country-asian="IT" style:font-name-complex="Times New Roman2" style:font-family-complex="'Times New Roman'" style:font-family-generic-complex="system" style:font-pitch-complex="variable" style:font-size-complex="10pt"/>
    </style:style>
    <style:style style:name="Corpo_20_testo_20_Carattere" style:display-name="Corpo testo Carattere" style:family="text" style:parent-style-name="Default_20_Paragraph_20_Font">
      <style:text-properties style:font-name="Courier New" fo:font-family="'Courier New'" style:font-pitch="variable" style:font-name-asian="Times New Roman2" style:font-family-asian="'Times New Roman'" style:font-family-generic-asian="system" style:font-pitch-asian="variable" style:language-asian="it" style:country-asian="IT" style:font-name-complex="Times New Roman2" style:font-family-complex="'Times New Roman'" style:font-family-generic-complex="system" style:font-pitch-complex="variable" style:font-size-complex="10pt"/>
    </style:style>
    <style:style style:name="Corpo_20_del_20_testo_20_2_20_Carattere" style:display-name="Corpo del testo 2 Carattere" style:family="text" style:parent-style-name="Default_20_Paragraph_20_Font" loext:linked-style-name="Body_20_Text_20_2">
      <style:text-properties style:font-name="Tahoma" fo:font-family="Tahoma" style:font-family-generic="swiss" style:font-pitch="variable" fo:font-size="10pt" style:font-name-asian="Times New Roman2" style:font-family-asian="'Times New Roman'" style:font-family-generic-asian="system" style:font-pitch-asian="variable" style:font-size-asian="10pt" style:language-asian="it" style:country-asian="IT" style:font-name-complex="Times New Roman2" style:font-family-complex="'Times New Roman'" style:font-family-generic-complex="system" style:font-pitch-complex="variable" style:font-size-complex="10pt"/>
    </style:style>
    <style:style style:name="Testo_20_fumetto_20_Carattere" style:display-name="Testo fumetto Carattere" style:family="text" style:parent-style-name="Default_20_Paragraph_20_Font" loext:linked-style-name="Balloon_20_Text">
      <style:text-properties style:font-name="Segoe UI" fo:font-family="'Segoe UI'" style:font-family-generic="swiss" style:font-pitch="variable" fo:font-size="9pt" style:font-name-asian="Times New Roman2" style:font-family-asian="'Times New Roman'" style:font-family-generic-asian="system" style:font-pitch-asian="variable" style:font-size-asian="9pt" style:language-asian="it" style:country-asian="I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alibri" fo:font-family="Calibri" style:font-family-generic="roman"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i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27198"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rtazzi</meta:initial-creator>
    <meta:editing-cycles>13</meta:editing-cycles>
    <meta:print-date>2019-11-27T07:25:00</meta:print-date>
    <meta:creation-date>2015-09-18T14:53:00</meta:creation-date>
    <dc:date>2024-09-25T08:39:04.264548845</dc:date>
    <meta:editing-duration>PT1H5M10S</meta:editing-duration>
    <meta:generator>LibreOffice/24.8.1.2$Linux_X86_64 LibreOffice_project/480$Build-2</meta:generator>
    <meta:document-statistic meta:table-count="0" meta:image-count="0" meta:object-count="0" meta:page-count="8" meta:paragraph-count="95" meta:word-count="4325" meta:character-count="25415" meta:non-whitespace-character-count="21164"/>
    <meta:user-defined meta:name="AppVersion">15.0000</meta:user-defined>
    <meta:template xlink:type="simple" xlink:actuate="onRequest" xlink:title="Normal" xlink:href=""/>
  </office:meta>
</office:document-meta>
</file>